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2" style:family="paragraph" style:parent-style-name="Frame_20_contents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3" style:family="paragraph" style:parent-style-name="Standard" style:list-style-name="L1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302in"/>
        </style:tab-stops>
      </style:paragraph-properties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Frame_20_contents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5" style:family="paragraph" style:parent-style-name="Frame_20_contents">
      <style:paragraph-properties fo:margin-top="0in" fo:margin-bottom="0in" fo:text-align="start" style:justify-single-word="false">
        <style:tab-stops>
          <style:tab-stop style:position="0.25in"/>
        </style:tab-stops>
      </style:paragraph-properties>
      <style:text-properties style:font-name="Calibri" fo:font-size="9pt" style:text-underline-style="none" fo:font-weight="bold" style:font-size-asian="9pt" style:font-weight-asian="bold" style:font-size-complex="9pt" style:font-weight-complex="bold"/>
    </style:style>
    <style:style style:name="P6" style:family="paragraph" style:parent-style-name="Frame_20_contents">
      <style:paragraph-properties fo:margin-top="0in" fo:margin-bottom="0in" fo:text-align="start" style:justify-single-word="false">
        <style:tab-stops>
          <style:tab-stop style:position="0.25in"/>
        </style:tab-stops>
      </style:paragraph-properties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in" svg:y="0in" svg:width="3.8in" svg:height="5.8in" draw:z-index="0"><draw:text-box><text:p text:style-name="P2">1</text:p><text:p text:style-name="P5">1)<text:tab/>Why use Servlets and Jsps</text:p><text:p text:style-name="P5"/><text:p text:style-name="P6">1.<text:tab/>Web browser as web client sends request to the server. Server finds the resource requested and sends back the response.</text:p><text:p text:style-name="P6"/><text:p text:style-name="P6">2.<text:tab/>If resource is not found then '404 not found' error sent as response.</text:p><text:p text:style-name="P6"/><text:p text:style-name="P6">3.<text:tab/><text:span text:style-name="T1">HTML</text:span></text:p><text:p text:style-name="P6"><text:span text:style-name="T1"/></text:p><text:p text:style-name="P6"/></draw:text-box></draw:frame><draw:frame draw:style-name="fr1" draw:name="Frame2" text:anchor-type="paragraph" svg:x="4.4673in" svg:y="0in" svg:width="3.8in" svg:height="5.8in" draw:z-index="1"><draw:text-box><text:p text:style-name="P1">2</text:p><text:list xml:id="list9044165979288149048" text:style-name="L1"><text:list-header><text:p text:style-name="P3"/></text:list-header></text:list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3" text:anchor-type="paragraph" svg:x="0in" svg:y="0.1429in" svg:width="3.8in" svg:height="5.8in" draw:z-index="2"><draw:text-box><text:p text:style-name="P2">3</text:p></draw:text-box></draw:frame><draw:frame draw:style-name="fr1" draw:name="Frame4" text:anchor-type="paragraph" svg:x="4.4681in" svg:y="0.1429in" svg:width="3.8in" svg:height="5.8in" draw:z-index="3"><draw:text-box><text:p text:style-name="P2">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5" text:anchor-type="paragraph" svg:x="0in" svg:y="0in" svg:width="3.8in" svg:height="5.8in" draw:z-index="4"><draw:text-box><text:p text:style-name="P2">5</text:p></draw:text-box></draw:frame><draw:frame draw:style-name="fr1" draw:name="Frame6" text:anchor-type="paragraph" svg:x="4.4673in" svg:y="0in" svg:width="3.8in" svg:height="5.8in" draw:z-index="5"><draw:text-box><text:p text:style-name="P2">6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4.4681in" svg:y="3.9764in" svg:width="3.8in" svg:height="5.8in" draw:z-index="7"><draw:text-box><text:p text:style-name="P2">8</text:p></draw:text-box></draw:frame><draw:frame draw:style-name="fr1" draw:name="Frame7" text:anchor-type="paragraph" svg:x="0in" svg:y="3.9764in" svg:width="3.8in" svg:height="5.8in" draw:z-index="6"><draw:text-box><text:p text:style-name="P2">7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9" text:anchor-type="paragraph" svg:x="0in" svg:y="0in" svg:width="3.8in" svg:height="5.8in" draw:z-index="8"><draw:text-box><text:p text:style-name="P2">9</text:p></draw:text-box></draw:frame><draw:frame draw:style-name="fr1" draw:name="Frame10" text:anchor-type="paragraph" svg:x="4.4673in" svg:y="0in" svg:width="3.8in" svg:height="5.8in" draw:z-index="9"><draw:text-box><text:p text:style-name="P2">10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12" text:anchor-type="paragraph" svg:x="4.4681in" svg:y="4.9346in" svg:width="3.8in" svg:height="5.8in" draw:z-index="11"><draw:text-box><text:p text:style-name="P2">12</text:p></draw:text-box></draw:frame><draw:frame draw:style-name="fr1" draw:name="Frame11" text:anchor-type="paragraph" svg:x="0in" svg:y="4.9346in" svg:width="3.8in" svg:height="5.8in" draw:z-index="10"><draw:text-box><text:p text:style-name="P2">1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3" text:anchor-type="paragraph" svg:x="0in" svg:y="0in" svg:width="3.8in" svg:height="5.8in" draw:z-index="12"><draw:text-box><text:p text:style-name="P2">13</text:p></draw:text-box></draw:frame><draw:frame draw:style-name="fr1" draw:name="Frame15" text:anchor-type="paragraph" svg:x="4.4673in" svg:y="0in" svg:width="3.8in" svg:height="5.8in" draw:z-index="14"><draw:text-box><text:p text:style-name="P2">14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6" text:anchor-type="paragraph" svg:x="4.4681in" svg:y="3.0181in" svg:width="3.8in" svg:height="5.8in" draw:z-index="15"><draw:text-box><text:p text:style-name="P2">16</text:p></draw:text-box></draw:frame><draw:frame draw:style-name="fr1" draw:name="Frame14" text:anchor-type="paragraph" svg:x="0in" svg:y="3.0181in" svg:width="3.8in" svg:height="5.8in" draw:z-index="13"><draw:text-box><text:p text:style-name="P2">1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7" text:anchor-type="paragraph" svg:x="0in" svg:y="0in" svg:width="3.8in" svg:height="5.8in" draw:z-index="16"><draw:text-box><text:p text:style-name="P2">17</text:p></draw:text-box></draw:frame><draw:frame draw:style-name="fr1" draw:name="Frame18" text:anchor-type="paragraph" svg:x="4.4673in" svg:y="0in" svg:width="3.8in" svg:height="5.8in" draw:z-index="17"><draw:text-box><text:p text:style-name="P2">18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9" text:anchor-type="paragraph" svg:x="0in" svg:y="4.1681in" svg:width="3.8in" svg:height="5.8in" draw:z-index="18"><draw:text-box><text:p text:style-name="P2">19</text:p></draw:text-box></draw:frame><draw:frame draw:style-name="fr1" draw:name="Frame20" text:anchor-type="paragraph" svg:x="4.4681in" svg:y="4.1681in" svg:width="3.8in" svg:height="5.8in" draw:z-index="19"><draw:text-box><text:p text:style-name="P2">2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4T09:18:23.31</meta:creation-date>
    <meta:editing-duration>PT7M34S</meta:editing-duration>
    <meta:editing-cycles>5</meta:editing-cycles>
    <meta:generator>OpenOffice/4.1.2$Win32 OpenOffice.org_project/412m3$Build-9782</meta:generator>
    <dc:title>HalfTempLatest</dc:title>
    <meta:initial-creator>Jayant Joshi</meta:initial-creator>
    <dc:date>2016-09-14T09:25:53.58</dc:date>
    <dc:creator>Jayant Joshi</dc:creator>
    <meta:document-statistic meta:table-count="0" meta:image-count="0" meta:object-count="0" meta:page-count="5" meta:paragraph-count="24" meta:word-count="63" meta:character-count="260"/>
    <meta:template xlink:type="simple" xlink:actuate="onRequest" xlink:title="HalfTempLatest" xlink:href="file:///C:/Users/Jayant/Desktop/HalfTempLatest.ott" meta:date="2016-09-14T09:18:18.53"/>
  </office:meta>
</office:document-meta>
</file>